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83cm"/>
    </style:style>
    <style:style style:name="co2" style:family="table-column">
      <style:table-column-properties fo:break-before="auto" style:column-width="16.09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8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api\api_tms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cancel_job.cpp</text:p>
          </table:table-cell>
          <table:table-cell office:value-type="float" office:value="36">
            <text:p>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2">
            <text:p>21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4">
            <text:p>21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0">
            <text:p>22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2">
            <text:p>22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4">
            <text:p>22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28">
            <text:p>22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displayer.cpp</text:p>
          </table:table-cell>
          <table:table-cell office:value-type="float" office:value="300">
            <text:p>3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get_job_output.cpp</text:p>
          </table:table-cell>
          <table:table-cell office:value-type="float" office:value="42">
            <text:p>4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internalApi.cpp</text:p>
          </table:table-cell>
          <table:table-cell office:value-type="float" office:value="145">
            <text:p>14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38">
            <text:p>3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ent\JobOutputProxy.cpp</text:p>
          </table:table-cell>
          <table:table-cell office:value-type="float" office:value="44">
            <text:p>4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Job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JobServ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cli\list_jobs.cpp</text:p>
          </table:table-cell>
          <table:table-cell office:value-type="float" office:value="198">
            <text:p>19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ProgressServer.h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18_0_1</text:p>
          </table:table-cell>
          <table:table-cell office:value-type="string">
            <text:p>C library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66">
            <text:p>6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istQueuesServer.hpp</text:p>
          </table:table-cell>
          <table:table-cell office:value-type="float" office:value="74">
            <text:p>7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185">
            <text:p>1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7">
            <text:p>23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39">
            <text:p>23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1">
            <text:p>24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7">
            <text:p>2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3">
            <text:p>25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5">
            <text:p>25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7">
            <text:p>25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1">
            <text:p>26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3">
            <text:p>26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5">
            <text:p>26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7">
            <text:p>26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71">
            <text:p>27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1">
            <text:p>29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2">
            <text:p>29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3">
            <text:p>29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295">
            <text:p>29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27">
            <text:p>527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 clause in switch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5">
            <text:p>5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79">
            <text:p>5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1">
            <text:p>5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3">
            <text:p>5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89">
            <text:p>5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1">
            <text:p>5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3">
            <text:p>5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5">
            <text:p>5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7">
            <text:p>5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599">
            <text:p>59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1">
            <text:p>60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3">
            <text:p>60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5">
            <text:p>6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7">
            <text:p>6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09">
            <text:p>6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1">
            <text:p>61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3">
            <text:p>61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5">
            <text:p>61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7">
            <text:p>61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cpp</text:p>
          </table:table-cell>
          <table:table-cell office:value-type="float" office:value="619">
            <text:p>61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36">
            <text:p>1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LLServer.hpp</text:p>
          </table:table-cell>
          <table:table-cell office:value-type="float" office:value="140">
            <text:p>14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MonitorTMS.cpp</text:p>
          </table:table-cell>
          <table:table-cell office:value-type="float" office:value="118">
            <text:p>1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MonitorTMS.h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criptGenConvertor.cpp</text:p>
          </table:table-cell>
          <table:table-cell office:value-type="float" office:value="197">
            <text:p>19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18">
            <text:p>21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 office:value-type="string">
            <text:p>Fixed</text:p>
          </table:table-cell>
          <table:table-cell office:value-type="string">
            <text:p>C:\DemoSQuoRE\C++\SysFera\VISHNU\VISHNU_1.1.0\TMS\src\server\ScriptGenConvertor.cpp</text:p>
          </table:table-cell>
          <table:table-cell office:value-type="float" office:value="235">
            <text:p>23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46">
            <text:p>14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lave\slav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 return statement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5">
            <text:p>20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SSHJobExec.hpp</text:p>
          </table:table-cell>
          <table:table-cell office:value-type="float" office:value="132">
            <text:p>1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d\tmssed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TMS\src\server\TorqueServer.cpp</text:p>
          </table:table-cell>
          <table:table-cell office:value-type="float" office:value="456">
            <text:p>45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587">
            <text:p>587</text:p>
          </table:table-cell>
          <table:table-cell office:value-type="string">
            <text:p>Required</text:p>
          </table:table-cell>
          <table:table-cell office:value-type="string">
            <text:p>MISRA_18_0_2</text:p>
          </table:table-cell>
          <table:table-cell office:value-type="string">
            <text:p>atof, atoi and atol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684">
            <text:p>68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cpp</text:p>
          </table:table-cell>
          <table:table-cell office:value-type="float" office:value="686">
            <text:p>68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h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hpp</text:p>
          </table:table-cell>
          <table:table-cell office:value-type="float" office:value="135">
            <text:p>13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 table:visibility="filter">
          <table:table-cell/>
          <table:table-cell office:value-type="string">
            <text:p>C:\DemoSQuoRE\C++\SysFera\VISHNU\VISHNU_1.1.0\TMS\src\server\TorqueServer.hpp</text:p>
          </table:table-cell>
          <table:table-cell office:value-type="float" office:value="147">
            <text:p>14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  <table:database-ranges>
        <table:database-range table:target-range-address="Feuille1.A1:Feuille1.AMJ1" table:display-filter-buttons="true">
          <table:filter>
            <table:filter-condition table:field-number="4" table:value="MISRA_6_4_1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16/06/2011</text:date>, <text:time>10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6T10:15:05</dc:date>
    <dc:creator>Benjamin Isnard</dc:creator>
    <meta:generator>OpenOffice.org/3.2$Linux OpenOffice.org_project/320m19$Build-9505</meta:generator>
    <meta:editing-duration>PT00H24M38S</meta:editing-duration>
    <meta:editing-cycles>2</meta:editing-cycles>
    <meta:document-statistic meta:table-count="1" meta:cell-count="580" meta:object-count="0"/>
  </office:meta>
</office:document-meta>
</file>